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Courier New" svg:font-family="Courier New"/>
    <style:font-face style:name="Nimbus Sans L" svg:font-family="Nimbus Sans L"/>
    <style:font-face style:name="Liberation Serif" svg:font-family="Liberation Serif"/>
    <style:font-face style:name="Times New Roman" svg:font-family="Times New Roman"/>
    <style:font-face style:name="DejaVu Sans Mono" svg:font-family="DejaVu Sans Mono"/>
  </office:font-face-decls>
  <office:automatic-styles>
    <style:style style:family="text" style:name="T10" style:display-name="T10">
      <style:text-properties style:font-name="Times New Roman" fo:font-size="12pt" fo:language="en" fo:country="US" fo:font-weight="normal"/>
    </style:style>
    <style:style style:family="text" style:name="T11" style:display-name="T11">
      <style:text-properties style:font-name="Courier New" fo:font-size="12pt" fo:language="en" fo:country="US" fo:font-weight="normal"/>
    </style:style>
    <style:style style:family="text" style:name="T12" style:display-name="T12">
      <style:text-properties fo:color="#000000" style:font-name="DejaVu Sans Mono" fo:font-size="10pt" fo:language="en" fo:country="GB" fo:font-weight="normal"/>
    </style:style>
    <style:style style:family="text" style:name="T1" style:display-name="T1">
      <style:text-properties fo:color="#000000" style:font-name="Nimbus Sans L" fo:font-size="16pt" fo:language="en" fo:country="GB" fo:font-weight="bold"/>
    </style:style>
    <style:style style:family="text" style:name="T2" style:display-name="T2">
      <style:text-properties fo:color="#000000" style:font-name="Times New Roman" fo:font-size="12pt" fo:language="en" fo:country="GB" fo:font-weight="normal"/>
    </style:style>
    <style:style style:family="text" style:name="T3" style:display-name="T3">
      <style:text-properties fo:color="#000000" style:font-name="Nimbus Sans L" fo:font-size="14pt" fo:language="en" fo:country="US" fo:font-weight="bold"/>
    </style:style>
    <style:style style:family="text" style:name="T4" style:display-name="T4">
      <style:text-properties fo:color="#000000" style:font-name="Liberation Serif" fo:font-size="12pt" fo:language="en" fo:country="US" fo:font-weight="normal"/>
    </style:style>
    <style:style style:family="text" style:name="T5" style:display-name="T5">
      <style:text-properties fo:color="#000000" style:font-name="Nimbus Sans L" fo:font-size="14pt" fo:language="en" fo:country="GB" fo:font-weight="bold"/>
    </style:style>
    <style:style style:family="text" style:name="T6" style:display-name="T6">
      <style:text-properties fo:color="#000000" style:font-name="Times New Roman" fo:font-size="12pt" fo:language="en" fo:country="US" fo:font-weight="normal"/>
    </style:style>
    <style:style style:family="text" style:name="T7" style:display-name="T7">
      <style:text-properties fo:color="#000000" style:text-underline-type="single" style:font-name="Times New Roman" fo:font-size="12pt" fo:language="en" fo:country="GB" fo:font-weight="bold"/>
    </style:style>
    <style:style style:family="text" style:name="T8" style:display-name="T8">
      <style:text-properties fo:color="#000000" style:font-name="DejaVu Sans Mono" fo:font-size="10pt" fo:language="en" fo:country="US" fo:font-weight="normal"/>
    </style:style>
    <style:style style:family="text" style:name="T9" style:display-name="T9">
      <style:text-properties fo:color="#000000" style:font-name="Courier New" fo:font-size="12pt" fo:language="en" fo:country="US" fo:font-weight="normal"/>
    </style:style>
    <style:style style:family="paragraph" style:name="P9" style:display-name="P9" style:parent-style-name="Text-body">
      <style:paragraph-properties fo:text-align="justify"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paragraph" style:name="P20" style:display-name="P20" style:parent-style-name="Text-body">
      <style:paragraph-properties fo:text-align="left" fo:text-indent="0.0000in" fo:line-height="100%" fo:margin-left="0.3924in" fo:margin-right="0.0000in" fo:margin-top="0.0000in" fo:margin-bottom="0.0826in" style:writing-mode="lr"/>
    </style:style>
    <style:style style:family="paragraph" style:name="P21" style:display-name="P21" style:parent-style-name="Normal">
      <style:paragraph-properties fo:text-align="left" fo:text-indent="0.0000in" fo:line-height="100%" fo:margin-left="0.0000in" fo:margin-right="0.0000in" fo:margin-top="0.0000in" fo:margin-bottom="0.1958in" style:writing-mode="lr"/>
      <style:text-properties style:font-name="Times New Roman" fo:font-size="12pt" fo:language="en" fo:country="US" fo:font-weight="normal"/>
    </style:style>
    <style:style style:family="paragraph" style:name="P22" style:display-name="P22" style:parent-style-name="Heading-3">
      <style:paragraph-properties fo:text-align="justify" fo:text-indent="0.0000in" fo:line-height="100%" fo:margin-left="0.0000in" fo:margin-right="0.0000in" fo:margin-top="0.1660in" fo:margin-bottom="0.0833in" style:writing-mode="lr"/>
      <style:text-properties fo:color="#000000" style:font-name="Times New Roman" fo:font-size="12pt" fo:language="en" fo:country="US" fo:font-weight="normal"/>
    </style:style>
    <style:style style:family="paragraph" style:name="P23" style:display-name="P23" style:parent-style-name="Heading-3">
      <style:paragraph-properties fo:text-align="justify" fo:text-indent="0.0000in" fo:line-height="100%" fo:margin-left="0.0000in" fo:margin-right="0.0000in" fo:margin-top="0.1660in" fo:margin-bottom="0.0833in" style:writing-mode="lr"/>
    </style:style>
    <style:style style:family="paragraph" style:name="P24" style:display-name="P24" style:parent-style-name="Normal">
      <style:paragraph-properties fo:text-align="left" fo:text-indent="0.0000in" fo:line-height="100%" fo:margin-left="0.0000in" fo:margin-right="0.0000in" fo:margin-top="0.0000in" fo:margin-bottom="0.0000in" style:writing-mode="lr"/>
    </style:style>
    <style:style style:family="paragraph" style:name="P10" style:display-name="P10" style:parent-style-name="Heading-3">
      <style:paragraph-properties fo:text-align="left"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11" style:display-name="P11" style:parent-style-name="Text-body">
      <style:paragraph-properties fo:text-align="left" fo:text-indent="0.0000in" fo:line-height="100%" fo:margin-left="0.0000in" fo:margin-right="0.0000in" style:writing-mode="lr"/>
      <style:text-properties fo:color="#000000" style:font-name="Nimbus Sans L" fo:font-size="14pt" fo:language="en" fo:country="GB" fo:font-weight="bold"/>
    </style:style>
    <style:style style:family="paragraph" style:name="P12" style:display-name="P12" style:parent-style-name="Preformatted-Text">
      <style:paragraph-properties fo:text-align="left" fo:text-indent="0.0000in" fo:line-height="100%" fo:margin-left="0.0000in" fo:margin-right="0.0000in" fo:margin-top="0.0000in" fo:margin-bottom="0.0000in" style:writing-mode="lr"/>
      <style:text-properties fo:color="#000000" style:font-name="DejaVu Sans Mono" fo:font-size="10pt" fo:language="en" fo:country="US" fo:font-weight="normal"/>
    </style:style>
    <style:style style:family="paragraph" style:name="P13" style:display-name="P13" style:parent-style-name="Preformatted-Text">
      <style:paragraph-properties fo:text-align="left" fo:text-indent="0.0000in" fo:line-height="100%" fo:margin-left="0.0000in" fo:margin-right="0.0000in" fo:margin-top="0.0000in" fo:margin-bottom="0.0000in" style:writing-mode="lr"/>
    </style:style>
    <style:style style:family="paragraph" style:name="P14" style:display-name="P14" style:parent-style-name="Preformatted-Text">
      <style:paragraph-properties fo:text-align="left" fo:text-indent="0.0000in" fo:line-height="100%" fo:margin-left="0.0000in" fo:margin-right="0.0000in" fo:margin-top="0.0000in" fo:margin-bottom="0.1958in" style:writing-mode="lr"/>
    </style:style>
    <style:style style:family="paragraph" style:name="P15" style:display-name="P15" style:parent-style-name="Normal">
      <style:paragraph-properties fo:text-align="left" fo:text-indent="0.0000in" fo:line-height="100%" fo:margin-left="0.0000in" fo:margin-right="0.0000in" fo:margin-top="0.0000in" fo:margin-bottom="0.1958in" style:writing-mode="lr"/>
      <style:text-properties fo:color="#000000" style:font-name="DejaVu Sans Mono" fo:font-size="10pt" fo:language="en" fo:country="US" fo:font-weight="normal"/>
    </style:style>
    <style:style style:family="paragraph" style:name="P16" style:display-name="P16" style:parent-style-name="Normal">
      <style:paragraph-properties fo:text-align="left" fo:text-indent="0.0000in" fo:line-height="100%" fo:margin-left="0.0000in" fo:margin-right="0.0000in" fo:margin-top="0.0000in" fo:margin-bottom="0.1958in" style:writing-mode="lr"/>
    </style:style>
    <style:style style:family="paragraph" style:name="P17" style:display-name="P17" style:parent-style-name="Text-body">
      <style:paragraph-properties fo:text-align="left" fo:text-indent="0.0000in" fo:line-height="100%" fo:margin-left="0.3924in" fo:margin-right="0.0000in" fo:margin-top="0.0000in" fo:margin-bottom="0.0833in" style:writing-mode="lr"/>
    </style:style>
    <style:style style:family="paragraph" style:name="P18" style:display-name="P18" style:parent-style-name="Normal">
      <style:paragraph-properties fo:text-align="left" fo:text-indent="0.0000in" fo:line-height="100%" fo:margin-left="0.0000in" fo:margin-right="0.0000in" fo:margin-top="0.0000in" fo:margin-bottom="0.0833in" style:writing-mode="lr"/>
    </style:style>
    <style:style style:family="paragraph" style:name="P19" style:display-name="P19" style:parent-style-name="List-Contents">
      <style:paragraph-properties fo:text-align="left" fo:text-indent="0.0000in" fo:line-height="100%" fo:margin-left="0.3931in" fo:margin-right="0.0000in" fo:margin-top="0.0000in" fo:margin-bottom="0.1951in" style:writing-mode="lr"/>
    </style:style>
    <style:style style:family="paragraph" style:name="P1" style:display-name="P1" style:parent-style-name="Heading-1">
      <style:paragraph-properties fo:text-align="justify"/>
      <style:text-properties fo:color="#000000" style:font-name="Nimbus Sans L" fo:font-size="16pt" fo:language="en" fo:country="GB" fo:font-weight="bold"/>
    </style:style>
    <style:style style:family="paragraph" style:name="P2" style:display-name="P2" style:parent-style-name="Normal">
      <style:paragraph-properties fo:text-align="justify" fo:text-indent="0.0000in" fo:line-height="100%" fo:margin-left="0.0000in" fo:margin-right="0.0000in" fo:margin-top="0.0000in" fo:margin-bottom="0.0000in" style:writing-mode="lr" fo:border-bottom="0.013194in solid #000000"/>
      <style:text-properties fo:color="#000000" style:font-name="Times New Roman" fo:font-size="12pt" fo:language="en" fo:country="GB" fo:font-weight="normal"/>
    </style:style>
    <style:style style:family="paragraph" style:name="P3" style:display-name="P3" style:parent-style-name="Normal">
      <style:paragraph-properties fo:text-align="justify" fo:text-indent="0.0000in" fo:line-height="100%" fo:margin-left="0.0000in" fo:margin-right="0.0000in" fo:margin-top="0.0000in" fo:margin-bottom="0.0000in" style:writing-mode="lr"/>
      <style:text-properties fo:color="#000000" style:font-name="Times New Roman" fo:font-size="12pt" fo:language="en" fo:country="GB" fo:font-weight="normal"/>
    </style:style>
    <style:style style:family="paragraph" style:name="P4" style:display-name="P4"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US" fo:font-weight="bold"/>
    </style:style>
    <style:style style:family="paragraph" style:name="P5" style:display-name="P5" style:parent-style-name="Text-body">
      <style:paragraph-properties fo:text-align="justify" fo:text-indent="0.0000in" fo:line-height="100%" fo:margin-left="0.0000in" fo:margin-right="0.0000in" fo:margin-top="0.0000in" fo:margin-bottom="0.0833in" style:writing-mode="lr"/>
      <style:text-properties fo:color="#000000" style:font-name="Nimbus Roman No9 L" fo:font-size="12pt" fo:language="en" fo:country="US" fo:font-weight="normal"/>
    </style:style>
    <style:style style:family="paragraph" style:name="P6" style:display-name="P6"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7" style:display-name="P7" style:parent-style-name="Text-body">
      <style:paragraph-properties fo:text-align="left"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paragraph" style:name="P8" style:display-name="P8" style:parent-style-name="Text-body">
      <style:paragraph-properties fo:text-align="justify" fo:text-indent="0.0000in" fo:line-height="100%" fo:margin-left="0.0000in" fo:margin-right="0.0000in" fo:margin-top="0.0000in" fo:margin-bottom="0.0833in" style:writing-mode="lr"/>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text:span text:style-name="T1">SEP #113: resize_matrix() hypermatrices, polynomials and custom padding supports</text:span></text:p>
        <text:p text:style-name="P2"/>
        <text:p text:style-name="P3"/>
        <text:p text:style-name="P3"><text:span text:style-name="T2">Version: 1.0</text:span></text:p>
        <text:p text:style-name="P3"><text:span text:style-name="T2">Author: Samuel Gougeon</text:span></text:p>
        <text:p text:style-name="P3"><text:span text:style-name="T2">Review:</text:span></text:p>
        <text:p text:style-name="P3"><text:span text:style-name="T2">Commented:</text:span></text:p>
        <text:p text:style-name="P3"><text:span text:style-name="T2">State: Prototype</text:span></text:p>
        <text:p text:style-name="P3"><text:span text:style-name="T2">Scilab-Version: Scilab 5.5.0</text:span></text:p>
        <text:p text:style-name="P3"><text:span text:style-name="T2">Vote: No</text:span></text:p>
        <text:p text:style-name="P3"><text:span text:style-name="T2">Created: Sept 23th, 2013</text:span></text:p>
        <text:p text:style-name="P2"/>
        <text:p text:style-name="P3"/>
        <text:p text:style-name="P4"><text:span text:style-name="T3">Abstract</text:span></text:p>
        <text:p text:style-name="P5"><text:span text:style-name="T4">The aim of this SEP is to motivate the handling of polynomials and hypermatrices in the resize_matrix() function, as well as the polynomials custom padding supports.</text:span></text:p>
        <text:p text:style-name="P5"><text:span text:style-name="T4">The custom padding implies a new input argument “padding”.</text:span></text:p>
        <text:p text:style-name="P5"/>
        <text:p text:style-name="P6"><text:span text:style-name="T5">Rationale</text:span></text:p>
        <text:p text:style-name="P7"><text:span text:style-name="T2">Presently, t</text:span>he resize_matrix() function does not support hypermatrices (<text:a xlink:href="http://bugzilla.scilab.org/show_bug.cgi?id=6824"><text:span text:style-name="T6">http://bugzilla.scilab.org/id=6824</text:span></text:a><text:span text:style-name="T6"> </text:span>) nor polynomials and the padding only has a default value.<text:span text:style-name="T2"> The user can now pass a polynomial or an </text:span>N-dimensions <text:span text:style-name="T2">hypermatrix as first argument and use the new optional input argument “padding” to chose the value of the added elements, when the argument matrix/hypermatrix is to be enlarged.</text:span></text:p>
        <text:p text:style-name="P7"><text:span text:style-name="T6">The case of rationals is different: They are encoded as a mlist, as hypermatrices are. Addressing a hypermatrix of rationals is more complicated and goes beyond the purpose of this SEP.</text:span></text:p>
        <text:p text:style-name="P7"><text:span text:style-name="T2">When a size along a dimension is extended, some new elements are created and initialized with a default value. This one is not always the most appropriate. Changing afterwards only extended <text:s/>elements can be quite complicated. We propose to enable the user to provide an alternative default value to be assigned to new padding elements. </text:span></text:p>
        <text:p text:style-name="P8"><text:span text:style-name="T2">As a generalization, extending implicit singleton dimension(s) is proposed. For instance, a (10,3) matrix can be seen as a (10,3,1) 3D hypermatrix, that could be resized for instance into a (8,2,</text:span><text:span text:style-name="T7">2</text:span><text:span text:style-name="T2">) explicit hypermatrix, its second page being fully padded.</text:span></text:p>
        <text:p text:style-name="P8"><text:span text:style-name="T2">At the opposite, dimensions resized to a singleton will not be squeezed. Actually, allowing to squeeze singletons would modify the way to address elements of the result. The user will be free to permute resulting singleton dimensions and/or to squeeze them explicitely, out of resize_matrix.</text:span></text:p>
        <text:p text:style-name="P8"><text:span text:style-name="T2">The new resize_matrix implementation is fully backward compatible.</text:span></text:p>
        <text:p text:style-name="P8"><text:span text:style-name="T2">Finally, an inline demo called by resize_matrix without argument will be added.</text:span></text:p>
        <text:p text:style-name="P9"/>
        <text:p text:style-name="P10"><text:span text:style-name="T5">Calling Sequences</text:span></text:p>
        <text:p text:style-name="P11"><text:span text:style-name="T6">The available calling sequences become:﻿</text:span></text:p>
        <text:p text:style-name="P12"/>
        <text:p text:style-name="P12"><text:span text:style-name="T8">resMat = resize_matrix(mat, nbRows, nbCols )</text:span></text:p>
        <text:p text:style-name="P13"><text:span text:style-name="T8">resMat = resize_matrix(mat, nbRows, nbCols, resType )</text:span></text:p>
        <text:p text:style-name="P13"><text:span text:style-name="T8">resMat = resize_matrix(mat, nbRows, nbCols, resType, padding )</text:span></text:p>
        <text:p text:style-name="P13"><text:span text:style-name="T8">resMat = resize_matrix(mat, nbRows, nbCols, <text:s text:c="3"/>"" <text:s/>, padding )</text:span></text:p>
        <text:p text:style-name="P13"/>
        <text:p text:style-name="P13"><text:span text:style-name="T8">resMat = resize_matrix(mat, newSizes )</text:span></text:p>
        <text:p text:style-name="P13"><text:span text:style-name="T8">resMat = resize_matrix(mat, newSizes, resType )</text:span></text:p>
        <text:p text:style-name="P13"><text:span text:style-name="T8">resMat = resize_matrix(mat, newSizes, resType, padding )</text:span></text:p>
        <text:p text:style-name="P14"><text:span text:style-name="T8">resMat = resize_matrix(mat, newSizes, <text:s text:c="3"/>"" <text:s/>, padding )</text:span></text:p>
        <text:p text:style-name="P14"/>
        <text:p text:style-name="P15"><text:span text:style-name="T3">Arguments</text:span></text:p>
        <text:p text:style-name="P16"><text:span text:style-name="T6">mat</text:span></text:p>
        <text:p text:style-name="P17"><text:span text:style-name="T6">input matrix or hypermatrix. booleans, encoded integers, decimals (real or complexes), polynomials, or text are supported.</text:span></text:p>
        <text:p text:style-name="P16"><text:span text:style-name="T6">nbRows</text:span></text:p>
        <text:p text:style-name="P17"><text:span text:style-name="T6">new number of rows of the resized matrix. Exceeding rows are trimmed. Missing rows are padded.</text:span></text:p>
        <text:p text:style-name="P16"><text:span text:style-name="T6">nbCols</text:span></text:p>
        <text:p text:style-name="P17"><text:span text:style-name="T6">new number of columns of the resized matrix. Exceeding columns are trimmed. Missing columns are padded.</text:span></text:p>
        <text:p text:style-name="P16"><text:span text:style-name="T6">newSizes</text:span></text:p>
        <text:p text:style-name="P17"><text:span text:style-name="T6">vector specifying the new sizes along each dimension of </text:span><text:span text:style-name="T9">mat</text:span><text:span text:style-name="T6">.</text:span></text:p>
        <text:p text:style-name="P17"><text:span text:style-name="T6">If it is shorter than </text:span><text:span text:style-name="T9">size(mat)</text:span><text:span text:style-name="T6">, it is padded with ones. Example: if </text:span><text:span text:style-name="T9">mat</text:span><text:span text:style-name="T6"> with </text:span><text:span text:style-name="T9">size(mat)==[ 4 3 3 2]</text:span><text:span text:style-name="T6"> is provided and </text:span><text:span text:style-name="T9">newSizes=[6 2]</text:span><text:span text:style-name="T6"> is specified, </text:span><text:span text:style-name="T9">newSizes = [6 2 1 1]</text:span><text:span text:style-name="T6"> is considered.</text:span></text:p>
        <text:p text:style-name="P17"><text:span text:style-name="T6">If </text:span><text:span text:style-name="T9">newSizes</text:span><text:span text:style-name="T6"> is longer than </text:span><text:span text:style-name="T9">size(mat)</text:span><text:span text:style-name="T6">, new dimensions are added to </text:span><text:span text:style-name="T9">mat</text:span><text:span text:style-name="T6"> and padded. Example: if </text:span><text:span text:style-name="T9">mat</text:span><text:span text:style-name="T6"> such that </text:span><text:span text:style-name="T9">size(mat)==[ 4 3 ]</text:span><text:span text:style-name="T6"> is provided and </text:span><text:span text:style-name="T9">newSizes=[6 2 2]</text:span><text:span text:style-name="T6"> is specified, the result will be an hypermatrix with 2 pages, the second one being fully padded.</text:span></text:p>
        <text:p text:style-name="P17"><text:span text:style-name="T9">newSizes = [nbRows, nbCols]</text:span><text:span text:style-name="T6"> may be used for a matrix.</text:span></text:p>
        <text:p text:style-name="P16"><text:span text:style-name="T6">resType</text:span></text:p>
        <text:p text:style-name="P17"><text:span text:style-name="T6">optional text word specifying the data type into which the resized matrix must be converted. "boolean", "constant", "string", "int8", "uint8", "int16", "uint16", "int32", and "uint32" are supported.</text:span></text:p>
        <text:p text:style-name="P17"><text:span text:style-name="T6">Type conversion is supported neither for Polynomials nor for hypermatrix of text.</text:span></text:p>
        <text:p text:style-name="P18"><text:span text:style-name="T10">padding</text:span></text:p>
        <text:p text:style-name="P19"><text:span text:style-name="T10">optional scalar of same type as </text:span><text:span text:style-name="T11">mat</text:span><text:span text:style-name="T10">, specifying the content to set in elements created when the size along a dimension is increased. The default padding is done with </text:span><text:span text:style-name="T11">0</text:span><text:span text:style-name="T10"> (real or complex decimals, encoded integers, polynomials), or </text:span><text:span text:style-name="T11">""</text:span><text:span text:style-name="T10"> (text), or </text:span><text:span text:style-name="T11">%F</text:span><text:span text:style-name="T10"> (booleans).</text:span></text:p>
        <text:p text:style-name="P20"><text:span text:style-name="T10">When </text:span><text:span text:style-name="T11">mat</text:span><text:span text:style-name="T10"> and </text:span><text:span text:style-name="T11">padding</text:span><text:span text:style-name="T10"> types do not match, scilab tries to convert the </text:span><text:span text:style-name="T11">padding</text:span><text:span text:style-name="T10">'s one.</text:span></text:p>
        <text:p text:style-name="P20"><text:span text:style-name="T10">For polynomials, the varname of the padding is forced to the </text:span><text:span text:style-name="T11">mat</text:span><text:span text:style-name="T10">'s one.</text:span></text:p>
        <text:p text:style-name="P21"><text:span text:style-name="T6">resMat</text:span></text:p>
        <text:p text:style-name="P17"><text:span text:style-name="T6">resized (and converted) matrix or hypermatrix.</text:span></text:p>
        <text:p text:style-name="P22"><text:span text:style-name="T5">Example Usage</text:span></text:p>
        <text:p text:style-name="P13"/>
        <text:p text:style-name="P13">// Convert a number matrix into a string hypermatrix</text:p>
        <text:p text:style-name="P13">myMat = [</text:p>
        <text:p text:style-name="P13"> <text:s/>0.6029980 <text:s text:c="3"/>4.2470508 <text:s text:c="3"/>3.2442814 <text:s text:c="3"/>3.7427533</text:p>
        <text:p text:style-name="P13"> <text:s/>1.4276821 <text:s text:c="3"/>2.6285304 <text:s text:c="3"/>4.9615955 <text:s text:c="3"/>2.0520295</text:p>
        <text:p text:style-name="P13"> <text:s/>4.3037573 <text:s text:c="3"/>4.9656049 <text:s text:c="3"/>0.2502099 <text:s text:c="3"/>3.0422632 ]</text:p>
        <text:p text:style-name="P13">myHyperMatString = resize_matrix( myMat, 3, 3, 2, “string”)</text:p>
        <text:p text:style-name="P13"/>
        <text:p text:style-name="P23"><text:span text:style-name="T5">Changelog</text:span></text:p>
        <text:p text:style-name="P8"><text:span text:style-name="T2"><text:tab/></text:span><text:span text:style-name="T12">1.0 – Paul Bignier - Initial Version </text:span></text:p>
        <text:p text:style-name="P23"><text:span text:style-name="T5">Copyright</text:span></text:p>
        <text:p text:style-name="P24"><text:span text:style-name="T2"><text:tab/>This document has been placed under the license CeCILL-B.</text:span></text:p>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DejaVu Sans Mono" svg:font-family="DejaVu Sans Mono"/>
    <style:font-face style:name="Nimbus Roman No9 L" svg:font-family="Nimbus Roman No9 L"/>
    <style:font-face style:name="Nimbus Sans L" svg:font-family="Nimbus Sans L"/>
    <style:font-face style:name="Courier New" svg:font-family="Courier New"/>
    <style:font-face style:name="StarSymbol" svg:font-family="StarSymbol"/>
    <style:font-face style:name="Times New Roman" svg:font-family="Times New Roman"/>
    <style:font-face style:name="OpenSymbol" svg:font-family="OpenSymbol"/>
  </office:font-face-decls>
  <office:styles>
    <style:default-style style:family="paragraph">
      <style:paragraph-properties style:tab-stop-distance="1.251cm"/>
    </style:default-style>
    <style:style style:family="text" style:name="Source-Text-text-text-text-text" style:display-name="Source Text_text_text_text_text" style:next-style-name="Source-Text-text-text-text-text">
      <style:text-properties style:font-name="Courier New"/>
    </style:style>
    <style:style style:family="text" style:name="Source-Text-text-text-text" style:display-name="Source Text_text_text_text" style:next-style-name="Source-Text-text-text-text">
      <style:text-properties style:font-name="Courier New"/>
    </style:style>
    <style:style style:family="text" style:name="Bullet-Symbols-text-text-text-text-text-text-text-text-text-text-text-text-text-text-text-text" style:display-name="Bullet Symbols_text_text_text_text_text_text_text_text_text_text_text_text_text_text_text_text" style:next-style-name="Bullet-Symbols-text-text-text-text-text-text-text-text-text-text-text-text-text-text-text-text">
      <style:text-properties style:font-name="StarSymbol" fo:font-size="9pt"/>
    </style:style>
    <style:style style:family="text" style:name="Teletype-text-text-text-text-text-text-text-text-text-text-text-text-text-text-text" style:display-name="Teletype_text_text_text_text_text_text_text_text_text_text_text_text_text_text_text" style:next-style-name="Teletype-text-text-text-text-text-text-text-text-text-text-text-text-text-text-text">
      <style:text-properties style:font-name="DejaVu Sans Mono"/>
    </style:style>
    <style:style style:family="text" style:name="Source-Text-text-text-text-text-text-text-text-text-text-text" style:display-name="Source Text_text_text_text_text_text_text_text_text_text_text" style:next-style-name="Source-Text-text-text-text-text-text-text-text-text-text-text">
      <style:text-properties style:font-name="Courier New"/>
    </style:style>
    <style:style style:family="text" style:name="Bullet-Symbols-text-text-text-text-text-text-text-text-text-text-text" style:display-name="Bullet Symbols_text_text_text_text_text_text_text_text_text_text_text" style:next-style-name="Bullet-Symbols-text-text-text-text-text-text-text-text-text-text-text">
      <style:text-properties style:font-name="OpenSymbol"/>
    </style:style>
    <style:style style:family="text" style:name="Teletype-text-text-text-text-text-text-text-text-text-text-text-text-text-text-text-text" style:display-name="Teletype_text_text_text_text_text_text_text_text_text_text_text_text_text_text_text_text" style:next-style-name="Teletype-text-text-text-text-text-text-text-text-text-text-text-text-text-text-text-text">
      <style:text-properties style:font-name="DejaVu Sans Mono"/>
    </style:style>
    <style:style style:family="text" style:name="Bullet-Symbols-text-text-text-text-text-text-text-text-text-text-text-text-text-text-text" style:display-name="Bullet Symbols_text_text_text_text_text_text_text_text_text_text_text_text_text_text_text" style:next-style-name="Bullet-Symbols-text-text-text-text-text-text-text-text-text-text-text-text-text-text-text">
      <style:text-properties style:font-name="StarSymbol" fo:font-size="9pt"/>
    </style:style>
    <style:style style:family="text" style:name="Bullet-Symbols-text-text-text-text-text-text-text-text-text-text" style:display-name="Bullet Symbols_text_text_text_text_text_text_text_text_text_text" style:next-style-name="Bullet-Symbols-text-text-text-text-text-text-text-text-text-text">
      <style:text-properties style:font-name="OpenSymbol"/>
    </style:style>
    <style:style style:family="text" style:name="Source-Text-text-text-text-text-text-text-text-text-text-text-text" style:display-name="Source Text_text_text_text_text_text_text_text_text_text_text_text" style:next-style-name="Source-Text-text-text-text-text-text-text-text-text-text-text-text">
      <style:text-properties style:font-name="Courier New"/>
    </style:style>
    <style:style style:family="paragraph" style:name="Table-Heading" style:display-name="Table Heading" style:parent-style-name="Normal" style:next-style-name="Table-Heading">
      <style:paragraph-properties fo:text-align="center"/>
      <style:text-properties fo:font-weight="bold"/>
    </style:style>
    <style:style style:family="paragraph" style:name="Text-body" style:display-name="Text body" style:parent-style-name="Normal" style:next-style-name="Text-body">
      <style:paragraph-properties fo:margin-top="0cm" fo:margin-bottom="0.212cm"/>
    </style:style>
    <style:style style:family="paragraph" style:name="List-Contents" style:display-name="List Contents" style:parent-style-name="Normal" style:next-style-name="List-Contents">
      <style:paragraph-properties fo:margin-left="0.3931in"/>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Preformatted-Text" style:display-name="Preformatted Text" style:parent-style-name="Normal" style:next-style-name="Preformatted-Text">
      <style:text-properties style:font-name="DejaVu Sans Mono" fo:font-size="10pt"/>
    </style:style>
    <style:style style:family="paragraph" style:name="Heading-3" style:display-name="Heading 3" style:next-style-name="Text-body">
      <style:paragraph-properties fo:margin-top="0.423cm" fo:margin-bottom="0.212cm" style:writing-mode="lr"/>
      <style:text-properties style:font-name="Nimbus Sans L" fo:font-size="14pt" fo:font-weight="bold"/>
    </style:style>
    <style:style style:family="paragraph" style:name="Normal" style:display-name="Normal"/>
    <style:style style:family="paragraph" style:name="Heading-1" style:display-name="Heading 1" style:next-style-name="Text-body">
      <style:paragraph-properties fo:margin-top="0.423cm" fo:margin-bottom="0.212cm" style:writing-mode="lr"/>
      <style:text-properties style:font-name="Nimbus Sans L" fo:font-size="16.1000003814697pt" fo:font-weight="bold"/>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Charlotte Hecquet</meta:initial-creator>
    <dc:creator>Charlotte Hecquet</dc:creator>
    <meta:creation-date>2013-04-09T14:29:30</meta:creation-date>
    <dc:date>2013-04-09T16:24:28</dc:date>
  </office:meta>
</office:document-meta>
</file>